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9a9d9ac-7fff-d863-b2e1-33d78be4f94f"/></text:p>
      <text:p text:style-name="P1"><text:bookmark text:name="docs-internal-guid-d9569a98-7fff-e275-d4be-f0ccf2011086"/><draw:frame draw:style-name="fr1" draw:name="Изображение1" text:anchor-type="as-char" svg:y="-16.205cm" svg:width="17.886cm" svg:height="22.357cm" draw:z-index="0"><draw:image xlink:href="https://lh4.googleusercontent.com/d0K8N_mxg1UB2v1xYjVguNsnIQUUQYDoQgQPSCidkK44igMOQVY0gb6wjmjsMrgV-BU8YGkLUcVX_pgLA46HROP7E_tOhXegnmdZLAXlLJ1MjHUrWM1pzqSIBlTEB9muHy-drQgGMKEU2-E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9T21:14:51.855538128</meta:creation-date>
    <dc:date>2023-04-29T19:44:19.641971419</dc:date>
    <meta:editing-duration>P3DT23H15M14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6.4.7.2$Linux_X86_64 LibreOffice_project/40$Build-2</meta:generator>
  </office:meta>
</office:document-meta>
</file>